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paragraph-rsid="001439aa"/>
    </style:style>
    <style:style style:name="P2" style:family="paragraph" style:parent-style-name="Standard">
      <style:text-properties style:font-name="Arial" officeooo:rsid="000f8ab4" officeooo:paragraph-rsid="000f8ab4"/>
    </style:style>
    <style:style style:name="P3" style:family="paragraph" style:parent-style-name="Standard">
      <style:text-properties style:font-name="Arial" fo:font-size="16pt" fo:font-weight="bold" officeooo:rsid="000f8ab4" officeooo:paragraph-rsid="000f8ab4" style:font-size-asian="16pt" style:font-weight-asian="bold" style:font-size-complex="16pt" style:font-weight-complex="bold"/>
    </style:style>
    <style:style style:name="P4" style:family="paragraph" style:parent-style-name="Standard">
      <style:text-properties style:font-name="Arial" fo:font-size="16pt" fo:font-style="normal" style:text-underline-style="solid" style:text-underline-width="auto" style:text-underline-color="font-color" fo:font-weight="bold" officeooo:rsid="001107bb" officeooo:paragraph-rsid="001107bb" style:font-size-asian="16pt" style:font-style-asian="normal" style:font-weight-asian="bold" style:font-size-complex="16pt" style:font-style-complex="normal" style:font-weight-complex="bold"/>
    </style:style>
    <style:style style:name="P5" style:family="paragraph" style:parent-style-name="Standard">
      <style:text-properties style:font-name="Arial" fo:font-style="normal" officeooo:rsid="001107bb" officeooo:paragraph-rsid="001107bb" style:font-style-asian="normal" style:font-style-complex="normal"/>
    </style:style>
    <style:style style:name="P6" style:family="paragraph" style:parent-style-name="Standard">
      <style:text-properties style:font-name="Arial" fo:font-style="normal" officeooo:rsid="00115551" officeooo:paragraph-rsid="00115551" style:font-style-asian="normal" style:font-style-complex="normal"/>
    </style:style>
    <style:style style:name="P7" style:family="paragraph" style:parent-style-name="Standard">
      <style:text-properties style:font-name="Arial" fo:font-style="normal" officeooo:rsid="0011ad9a" officeooo:paragraph-rsid="0011ad9a" style:font-style-asian="normal" style:font-style-complex="normal"/>
    </style:style>
    <style:style style:name="P8" style:family="paragraph" style:parent-style-name="Standard">
      <style:text-properties style:font-name="Arial" fo:font-style="italic" officeooo:rsid="0011ad9a" officeooo:paragraph-rsid="0011ad9a" style:font-style-asian="italic" style:font-style-complex="italic"/>
    </style:style>
    <style:style style:name="P9" style:family="paragraph" style:parent-style-name="Standard">
      <style:text-properties style:font-name="Arial" fo:font-size="10pt" fo:font-style="italic" officeooo:rsid="0011ad9a" officeooo:paragraph-rsid="0011ad9a" style:font-size-asian="10pt" style:font-style-asian="italic" style:font-size-complex="10pt" style:font-style-complex="italic"/>
    </style:style>
    <style:style style:name="P10" style:family="paragraph" style:parent-style-name="Standard">
      <style:text-properties style:font-name="Arial" fo:font-size="10pt" fo:font-style="italic" officeooo:rsid="00132aaa" officeooo:paragraph-rsid="00132aaa" style:font-size-asian="10pt" style:font-style-asian="italic" style:font-size-complex="10pt" style:font-style-complex="italic"/>
    </style:style>
    <style:style style:name="P11" style:family="paragraph" style:parent-style-name="Standard">
      <style:text-properties style:font-name="Arial" fo:font-size="10pt" fo:font-style="italic" officeooo:rsid="00132aaa" officeooo:paragraph-rsid="001439aa" style:font-size-asian="10pt" style:font-style-asian="italic" style:font-size-complex="10pt" style:font-style-complex="italic"/>
    </style:style>
    <style:style style:name="P12" style:family="paragraph" style:parent-style-name="Standard">
      <style:text-properties style:font-name="Arial" fo:font-size="10pt" fo:font-style="italic" officeooo:rsid="00132aaa" officeooo:paragraph-rsid="0015e26f" style:font-size-asian="10pt" style:font-style-asian="italic" style:font-size-complex="10pt" style:font-style-complex="italic"/>
    </style:style>
    <style:style style:name="P13" style:family="paragraph" style:parent-style-name="Standard">
      <style:text-properties style:font-name="Arial" fo:font-size="10pt" fo:font-style="italic" officeooo:rsid="0015e26f" officeooo:paragraph-rsid="0015e26f" style:font-size-asian="10pt" style:font-style-asian="italic" style:font-size-complex="10pt" style:font-style-complex="italic"/>
    </style:style>
    <style:style style:name="P14" style:family="paragraph" style:parent-style-name="Standard">
      <style:text-properties style:font-name="Arial" fo:font-size="10pt" fo:font-style="italic" fo:font-weight="bold" officeooo:rsid="00132aaa" officeooo:paragraph-rsid="00132aaa" style:font-size-asian="10pt" style:font-style-asian="italic" style:font-weight-asian="bold" style:font-size-complex="10pt" style:font-style-complex="italic" style:font-weight-complex="bold"/>
    </style:style>
    <style:style style:name="P15" style:family="paragraph" style:parent-style-name="Standard">
      <style:text-properties style:font-name="Arial" fo:font-size="10pt" fo:font-style="italic" fo:font-weight="bold" officeooo:rsid="00132aaa" officeooo:paragraph-rsid="001439aa" style:font-size-asian="10pt" style:font-style-asian="italic" style:font-weight-asian="bold" style:font-size-complex="10pt" style:font-style-complex="italic" style:font-weight-complex="bold"/>
    </style:style>
    <style:style style:name="P16" style:family="paragraph" style:parent-style-name="Standard">
      <style:text-properties style:font-name="Arial" fo:font-size="10pt" fo:font-style="italic" fo:font-weight="bold" officeooo:rsid="00132aaa" officeooo:paragraph-rsid="0015e26f" style:font-size-asian="10pt" style:font-style-asian="italic" style:font-weight-asian="bold" style:font-size-complex="10pt" style:font-style-complex="italic" style:font-weight-complex="bold"/>
    </style:style>
    <style:style style:name="P17" style:family="paragraph" style:parent-style-name="Standard">
      <style:text-properties style:font-name="Arial" fo:font-size="10pt" fo:font-style="italic" fo:font-weight="bold" officeooo:rsid="0011ad9a" officeooo:paragraph-rsid="0011ad9a" style:font-size-asian="10pt" style:font-style-asian="italic" style:font-weight-asian="bold" style:font-size-complex="10pt" style:font-style-complex="italic" style:font-weight-complex="bold"/>
    </style:style>
    <style:style style:name="P18" style:family="paragraph" style:parent-style-name="Standard">
      <style:text-properties style:font-name="Arial" fo:font-size="12pt" fo:font-style="normal" officeooo:rsid="0011ad9a" officeooo:paragraph-rsid="0011ad9a" style:font-size-asian="12pt" style:font-style-asian="normal" style:font-size-complex="12pt" style:font-style-complex="normal"/>
    </style:style>
    <style:style style:name="P19" style:family="paragraph" style:parent-style-name="Standard">
      <style:text-properties style:font-name="Arial" fo:font-size="12pt" fo:font-style="normal" officeooo:rsid="00132aaa" officeooo:paragraph-rsid="00132aaa" style:font-size-asian="12pt" style:font-style-asian="normal" style:font-size-complex="12pt" style:font-style-complex="normal"/>
    </style:style>
    <style:style style:name="P20" style:family="paragraph" style:parent-style-name="Standard">
      <style:text-properties style:font-name="Arial" fo:font-size="12pt" fo:font-style="normal" officeooo:rsid="00132aaa" officeooo:paragraph-rsid="001439aa" style:font-size-asian="12pt" style:font-style-asian="normal" style:font-size-complex="12pt" style:font-style-complex="normal"/>
    </style:style>
    <style:style style:name="P21" style:family="paragraph" style:parent-style-name="Standard">
      <style:text-properties style:font-name="Arial" fo:font-size="12pt" fo:font-style="normal" officeooo:rsid="00132aaa" officeooo:paragraph-rsid="0015e26f" style:font-size-asian="12pt" style:font-style-asian="normal" style:font-size-complex="12pt" style:font-style-complex="normal"/>
    </style:style>
    <style:style style:name="P22" style:family="paragraph" style:parent-style-name="Standard">
      <style:text-properties style:font-name="Arial" fo:font-size="12pt" fo:font-style="normal" officeooo:rsid="001439aa" officeooo:paragraph-rsid="001439aa" style:font-size-asian="12pt" style:font-style-asian="normal" style:font-size-complex="12pt" style:font-style-complex="normal"/>
    </style:style>
    <style:style style:name="P23" style:family="paragraph" style:parent-style-name="Standard">
      <style:text-properties style:font-name="Arial" fo:font-size="12pt" fo:font-style="normal" officeooo:rsid="001439aa" officeooo:paragraph-rsid="00132aaa" style:font-size-asian="12pt" style:font-style-asian="normal" style:font-size-complex="12pt" style:font-style-complex="normal"/>
    </style:style>
    <style:style style:name="P24" style:family="paragraph" style:parent-style-name="Standard">
      <style:text-properties style:font-name="Arial" fo:font-size="12pt" fo:font-style="normal" officeooo:rsid="0015e26f" officeooo:paragraph-rsid="0015e26f" style:font-size-asian="12pt" style:font-style-asian="normal" style:font-size-complex="12pt" style:font-style-complex="normal"/>
    </style:style>
    <style:style style:name="P25" style:family="paragraph" style:parent-style-name="Standard">
      <style:text-properties style:font-name="Arial" fo:font-size="12pt" fo:font-style="normal" officeooo:rsid="00174d14" officeooo:paragraph-rsid="00174d14" style:font-size-asian="12pt" style:font-style-asian="normal" style:font-size-complex="12pt" style:font-style-complex="normal"/>
    </style:style>
    <style:style style:name="P26" style:family="paragraph" style:parent-style-name="Standard">
      <style:text-properties style:font-name="Arial" fo:font-size="12pt" fo:font-style="normal" officeooo:rsid="0011ad9a" officeooo:paragraph-rsid="0011ad9a" style:font-size-asian="10.5pt" style:font-style-asian="normal" style:font-size-complex="12pt" style:font-style-complex="normal"/>
    </style:style>
    <style:style style:name="P27" style:family="paragraph" style:parent-style-name="Standard">
      <style:text-properties style:font-name="Arial" fo:font-size="12pt" fo:font-style="normal" officeooo:rsid="00132aaa" officeooo:paragraph-rsid="00132aaa" style:font-size-asian="10.5pt" style:font-style-asian="normal" style:font-size-complex="12pt" style:font-style-complex="normal"/>
    </style:style>
    <style:style style:name="P28" style:family="paragraph" style:parent-style-name="Standard">
      <style:text-properties style:font-name="Arial" fo:font-size="12pt" fo:font-style="normal" fo:font-weight="normal" officeooo:rsid="00132aaa" officeooo:paragraph-rsid="001439aa" style:font-size-asian="12pt" style:font-style-asian="normal" style:font-weight-asian="normal" style:font-size-complex="12pt" style:font-style-complex="normal" style:font-weight-complex="normal"/>
    </style:style>
    <style:style style:name="P29" style:family="paragraph" style:parent-style-name="Standard">
      <style:text-properties style:font-name="Arial" fo:font-size="12pt" fo:font-style="normal" fo:font-weight="normal" officeooo:rsid="001439aa" officeooo:paragraph-rsid="001439aa" style:font-size-asian="12pt" style:font-style-asian="normal" style:font-weight-asian="normal" style:font-size-complex="12pt" style:font-style-complex="normal" style:font-weight-complex="normal"/>
    </style:style>
    <style:style style:name="P30" style:family="paragraph" style:parent-style-name="Standard">
      <style:text-properties style:font-name="Arial" fo:font-size="12pt" fo:font-style="normal" fo:font-weight="normal" officeooo:rsid="0015e26f" officeooo:paragraph-rsid="0015e26f" style:font-size-asian="12pt" style:font-style-asian="normal" style:font-weight-asian="normal" style:font-size-complex="12pt" style:font-style-complex="normal" style:font-weight-complex="normal"/>
    </style:style>
    <style:style style:name="P31" style:family="paragraph" style:parent-style-name="Standard">
      <style:text-properties style:font-name="Arial" fo:font-size="12pt" fo:font-style="normal" style:text-underline-style="solid" style:text-underline-width="auto" style:text-underline-color="font-color" officeooo:rsid="00174d14" officeooo:paragraph-rsid="00174d14" style:font-size-asian="12pt" style:font-style-asian="normal" style:font-size-complex="12pt" style:font-style-complex="normal"/>
    </style:style>
    <style:style style:name="P32" style:family="paragraph" style:parent-style-name="Standard">
      <style:paragraph-properties fo:text-align="center" style:justify-single-word="false"/>
      <style:text-properties style:font-name="Arial" fo:font-size="20pt" fo:font-style="normal" fo:font-weight="bold" officeooo:rsid="00174d14" officeooo:paragraph-rsid="00174d14" style:font-size-asian="20pt" style:font-style-asian="normal" style:font-weight-asian="bold" style:font-size-complex="20pt" style:font-style-complex="normal" style:font-weight-complex="bold"/>
    </style:style>
    <style:style style:name="P33" style:family="paragraph" style:parent-style-name="Standard">
      <style:text-properties fo:color="#cc0000" style:font-name="Arial" fo:font-style="normal" style:text-underline-style="solid" style:text-underline-width="auto" style:text-underline-color="font-color" fo:font-weight="bold" officeooo:rsid="00115551" officeooo:paragraph-rsid="00115551" style:font-style-asian="normal" style:font-weight-asian="bold" style:font-style-complex="normal" style:font-weight-complex="bold"/>
    </style:style>
    <style:style style:name="P34" style:family="paragraph" style:parent-style-name="Standard">
      <style:text-properties fo:color="#cc0000" style:font-name="Arial" fo:font-size="12pt" fo:font-style="normal" style:text-underline-style="solid" style:text-underline-width="auto" style:text-underline-color="font-color" fo:font-weight="bold" officeooo:rsid="00115551" officeooo:paragraph-rsid="0015e26f" style:font-size-asian="12pt" style:font-style-asian="normal" style:font-weight-asian="bold" style:font-size-complex="12pt" style:font-style-complex="normal" style:font-weight-complex="bold"/>
    </style:style>
    <style:style style:name="P35" style:family="paragraph" style:parent-style-name="Standard">
      <style:text-properties fo:color="#cc0000" style:font-name="Arial" fo:font-size="12pt" fo:font-style="normal" style:text-underline-style="solid" style:text-underline-width="auto" style:text-underline-color="font-color" fo:font-weight="bold" officeooo:rsid="00115551" officeooo:paragraph-rsid="00174d14" style:font-size-asian="12pt" style:font-style-asian="normal" style:font-weight-asian="bold" style:font-size-complex="12pt" style:font-style-complex="normal" style:font-weight-complex="bold"/>
    </style:style>
    <style:style style:name="P36" style:family="paragraph" style:parent-style-name="Standard">
      <style:text-properties fo:color="#0000cc" style:font-name="Arial" fo:font-style="normal" style:text-underline-style="solid" style:text-underline-width="auto" style:text-underline-color="font-color" fo:font-weight="bold" officeooo:rsid="00115551" officeooo:paragraph-rsid="00115551" style:font-style-asian="normal" style:font-weight-asian="bold" style:font-style-complex="normal" style:font-weight-complex="bold"/>
    </style:style>
    <style:style style:name="P37" style:family="paragraph" style:parent-style-name="Standard">
      <style:text-properties fo:color="#0000cc" style:font-name="Arial" fo:font-style="normal" style:text-underline-style="solid" style:text-underline-width="auto" style:text-underline-color="font-color" fo:font-weight="bold" officeooo:rsid="0011ad9a" officeooo:paragraph-rsid="0011ad9a" style:font-style-asian="normal" style:font-weight-asian="bold" style:font-style-complex="normal" style:font-weight-complex="bold"/>
    </style:style>
    <style:style style:name="P38" style:family="paragraph" style:parent-style-name="Standard">
      <style:text-properties fo:color="#0000cc" style:font-name="Arial" fo:font-size="12pt" fo:font-style="normal" style:text-underline-style="solid" style:text-underline-width="auto" style:text-underline-color="font-color" fo:font-weight="bold" officeooo:rsid="00115551" officeooo:paragraph-rsid="0011ad9a" style:font-size-asian="10.5pt" style:font-style-asian="normal" style:font-weight-asian="bold" style:font-size-complex="12pt" style:font-style-complex="normal" style:font-weight-complex="bold"/>
    </style:style>
    <style:style style:name="P39" style:family="paragraph" style:parent-style-name="Standard">
      <style:text-properties fo:color="#0000cc" style:font-name="Arial" fo:font-size="12pt" fo:font-style="normal" style:text-underline-style="solid" style:text-underline-width="auto" style:text-underline-color="font-color" fo:font-weight="bold" officeooo:rsid="00115551" officeooo:paragraph-rsid="00132aaa" style:font-size-asian="10.5pt" style:font-style-asian="normal" style:font-weight-asian="bold" style:font-size-complex="12pt" style:font-style-complex="normal" style:font-weight-complex="bold"/>
    </style:style>
    <style:style style:name="T1" style:family="text">
      <style:text-properties officeooo:rsid="00174d14"/>
    </style:style>
    <style:style style:name="T2" style:family="text">
      <style:text-properties fo:font-style="italic" style:font-style-asian="italic" style:font-style-complex="italic"/>
    </style:style>
    <style:style style:name="T3" style:family="text">
      <style:text-properties fo:font-size="20pt" officeooo:rsid="001811b5" style:font-size-asian="20pt" style:font-size-complex="20pt"/>
    </style:style>
    <style:style style:name="T4" style:family="text">
      <style:text-properties fo:font-weight="bold" style:font-weight-asian="bold" style:font-weight-complex="bold"/>
    </style:style>
    <style:style style:name="T5" style:family="text">
      <style:text-properties officeooo:rsid="0011ad9a"/>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officeooo:rsid="00132aaa"/>
    </style:style>
    <style:style style:name="T10" style:family="text">
      <style:text-properties officeooo:rsid="001439aa"/>
    </style:style>
    <style:style style:name="T11" style:family="text">
      <style:text-properties officeooo:rsid="0015e2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PTISTE</text:p>
      <text:p text:style-name="P2">BRINON<text:tab/><text:tab/><text:tab/><text:tab/><text:tab/><text:tab/><text:tab/><text:tab/><text:tab/><text:tab/>27/03/2020</text:p>
      <text:p text:style-name="P2">L3 Informat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tab/><text:span text:style-name="T3">PYTHON ET MACHINE LEARNIN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span text:style-name="T2">Université d’Angers, année scolaire 2019/2020</text:span></text:p>
      <text:p text:style-name="P4"><text:soft-page-break/>Introduction :</text:p>
      <text:p text:style-name="P5">le rapport suivant est le résultat du travail fourni chez moi. J’ai abandonné les résultats de ce que j’avais fait à l’université pour maintenir une cohérence dans les résultats. Ainsi, tout à été fait sur mon ordinateur portable, donc j'ai dû limiter à 4000 le nb d'epochs pour que la durée de chaque test soit correcte et l'affichage se réinitialise toutes les 10 epochs.</text:p>
      <text:p text:style-name="P5">Le pseudo utilisé pour le concours en ligne est <text:span text:style-name="T4">bbrinon</text:span>.</text:p>
      <text:p text:style-name="P5"/>
      <text:p text:style-name="P4">Méthodologie :</text:p>
      <text:p text:style-name="P5">Pour garder des résultats comparables, une seed pour le random à été définie.</text:p>
      <text:p text:style-name="P5"/>
      <text:p text:style-name="P33">I – reseau de neurones</text:p>
      <text:p text:style-name="P6"/>
      <text:p text:style-name="P6">les tests se sont faits en 3 parties :</text:p>
      <text:p text:style-name="P6"><text:tab/>- Tests et selection d’un optimizer</text:p>
      <text:p text:style-name="P6"><text:tab/>- Tests et selection d’un eta</text:p>
      <text:p text:style-name="P6"><text:tab/>- Recherche d’une stucture de reseau de neurones appropriée</text:p>
      <text:p text:style-name="P6"/>
      <text:p text:style-name="P36">1) Tests et selection d’un optimizer</text:p>
      <text:p text:style-name="P7">Pour pouvoir tester les differents optimizers, on doit fixer une configuration par défaut.</text:p>
      <text:p text:style-name="P7">Utilisation de la configuration suivante:</text:p>
      <text:p text:style-name="P7"><text:tab/>4000 epochs, 0.50 eta (car nombre d'epochs faible), reseau-&gt;51,400,200,200,50</text:p>
      <text:p text:style-name="P7"/>
      <text:p text:style-name="P9">Résultats :</text:p>
      <text:p text:style-name="P9"><text:tab/>SGD:[10:46&lt;00:00, <text:s/>6.19it/s, error_test=0.342, error_train=0.285, iter=3990, loss=0.559]</text:p>
      <text:p text:style-name="P9"/>
      <text:p text:style-name="P9"><text:tab/>ASGD: [10:45&lt;00:00, <text:s/>6.19it/s, error_test=0.295, error_train=0.365, iter=3990, loss=0.586]</text:p>
      <text:p text:style-name="P9"/>
      <text:p text:style-name="P9"><text:tab/>Adadelta:[09:56&lt;00:00, <text:s/>6.71it/s, error_test=0.253, error_train=0.252, iter=3990, loss=0.495] </text:p>
      <text:p text:style-name="P9"><text:tab/><text:span text:style-name="T4">meilleur actuel ( ~75% réussite )</text:span></text:p>
      <text:p text:style-name="P17"/>
      <text:p text:style-name="P9"><text:tab/>Adagrad: [10:36&lt;00:00, <text:s/>6.29it/s, error_test=0.48, error_train=0.48, iter=3990, loss=0.692]</text:p>
      <text:p text:style-name="P9"/>
      <text:p text:style-name="P9"><text:tab/>Adam: [09:25&lt;00:00, <text:s/>7.08it/s, error_test=0.505, error_train=0.474, iter=3990, loss=0.703]</text:p>
      <text:p text:style-name="P9"/>
      <text:p text:style-name="P7"><text:span text:style-name="T7"><text:tab/>AdamW:[17:10&lt;00:00, <text:s/>3.88it/s, error_test=0.488, error_train=0.523, iter=3990, loss=0.729] </text:span><text:s/><text:tab/><text:span text:style-name="T8">AdamW est supposé être le meilleur, mais est l'un des pire. Probablement cas de surapprentissage dû à l'eta élevé</text:span></text:p>
      <text:p text:style-name="P7"/>
      <text:p text:style-name="P37">1.5) recherche de la cause du résultat de AdamW. Verification de l'eta</text:p>
      <text:p text:style-name="P7"/>
      <text:p text:style-name="P18">on fixe l'eta à 0.10 plutot que 0.50 :</text:p>
      <text:p text:style-name="P9"><text:tab/>ancien pire : AdamW: [21:07&lt;00:00, <text:s/>3.16it/s, error_test=0.491, error_train=0.476, iter=3990, loss=0.692]</text:p>
      <text:p text:style-name="P9"><text:tab/>ancien meilleur : Adadelta: [09:27&lt;00:00, <text:s/>7.05it/s, error_test=0.261, error_train=0.256, iter=3990, loss=0.512]</text:p>
      <text:p text:style-name="P9"/>
      <text:p text:style-name="P18">eta à 0.80:</text:p>
      <text:p text:style-name="P9"><text:tab/>AdamW: [17:23&lt;00:00, <text:s/>3.83it/s, error_test=0.476, error_train=0.518, iter=3990, loss=0.693]</text:p>
      <text:p text:style-name="P9"><text:tab/>Adadelta:[10:19&lt;00:00, <text:s/>6.46it/s, error_test=0.285, error_train=0.265, iter=3990, loss=0.512]</text:p>
      <text:p text:style-name="P7"/>
      <text:p text:style-name="P7">eta à 0.02, pour être sûr qu'il faut diminuer celui-ci:</text:p>
      <text:p text:style-name="P7"><text:tab/><text:span text:style-name="T7">AdamW: [14:01&lt;00:00, <text:s/>4.75it/s, error_test=0.269, error_train=0.104, iter=3990, loss=0.217]</text:span></text:p>
      <text:p text:style-name="P9"><text:tab/>Adadelta: [10:00&lt;00:00, <text:s/>6.66it/s, error_test=0.28, error_train=0.3, iter=3990, loss=0.588]</text:p>
      <text:p text:style-name="P7"><text:soft-page-break/><text:tab/>Adadelta semble avoir des résultats plus ou moin constants. Aprés recherche sur internet, il s'agirait du fait qu'Adadelta adapte lui-même l'eta, et que celui qu'on fixe n'est que la valeure initiale</text:p>
      <text:p text:style-name="P7"/>
      <text:p text:style-name="P8">test de l'optimizer ASGD à 0.02, pour verifier qu’AdamW est bien le meilleur :<text:span text:style-name="T6"> </text:span></text:p>
      <text:p text:style-name="P9"><text:tab/>[10:32&lt;00:00, <text:s/>6.32it/s, error_test=0.301, error_train=0.279, iter=3990, loss=0.565]</text:p>
      <text:p text:style-name="P9"/>
      <text:p text:style-name="P38"><text:span text:style-name="T5">2</text:span>) Tests et selection d’un <text:span text:style-name="T5">eta</text:span></text:p>
      <text:p text:style-name="P26"/>
      <text:p text:style-name="P26">selection de AdamW. Changement des eta:</text:p>
      <text:p text:style-name="P26"><text:tab/><text:span text:style-name="T7">0.0100 : [12:37&lt;00:00, <text:s/>5.28it/s, error_test=0.231, error_train=0.108, iter=3990, loss=0.245]</text:span></text:p>
      <text:p text:style-name="P9"/>
      <text:p text:style-name="P9"><text:tab/>0.0200 : [14:01&lt;00:00, <text:s/>4.75it/s, error_test=0.269, error_train=0.104, iter=3990, loss=0.217] (rappel)</text:p>
      <text:p text:style-name="P9"/>
      <text:p text:style-name="P9"><text:tab/>0.0300 : [12:33&lt;00:00, <text:s/>5.31it/s, error_test=0.238, error_train=0.166, iter=3990, loss=0.366]</text:p>
      <text:p text:style-name="P9"/>
      <text:p text:style-name="P9"><text:tab/>0.0050 : [12:00&lt;00:00, <text:s/>5.55it/s, error_test=0.25, error_train=0.0627, iter=3990, loss=0.148]</text:p>
      <text:p text:style-name="P9"/>
      <text:p text:style-name="P9"><text:tab/>0.0010 : [09:11&lt;00:00, <text:s/>7.26it/s, error_test=0.254, error_train=0.00543, iter=3990, loss=0.0253] </text:p>
      <text:p text:style-name="P9"><text:tab/><text:span text:style-name="T4">Precision en ligne: 0.6816367265</text:span></text:p>
      <text:p text:style-name="P17"/>
      <text:p text:style-name="P9"><text:tab/>0.0400 : [17:57&lt;00:00, <text:s/>3.71it/s, error_test=0.319, error_train=0.251, iter=3990, loss=0.443]</text:p>
      <text:p text:style-name="P9"/>
      <text:p text:style-name="P9"><text:tab/>0.0250 : [12:44&lt;00:00, <text:s/>5.23it/s, error_test=0.228, error_train=0.105, iter=3990, loss=0.257]</text:p>
      <text:p text:style-name="P9"/>
      <text:p text:style-name="P9"><text:tab/>0.0350 : [15:35&lt;00:00, <text:s/>4.28it/s, error_test=0.22, error_train=0.137, iter=3990, loss=0.307] </text:p>
      <text:p text:style-name="P9"><text:tab/><text:span text:style-name="T4">Precision en ligne: 0.6457085828343314</text:span></text:p>
      <text:p text:style-name="P17"/>
      <text:p text:style-name="P9"><text:tab/>0.0005 : [10:33&lt;00:00, <text:s/>6.31it/s, error_test=0.259, error_train=0.00838, iter=3990, loss=0.0352]</text:p>
      <text:p text:style-name="P9"/>
      <text:p text:style-name="P9"><text:tab/>0.0015 : [09:28&lt;00:00, <text:s/>7.04it/s, error_test=0.258, error_train=0.0126, iter=3990, loss=0.0399]</text:p>
      <text:p text:style-name="P26"/>
      <text:p text:style-name="P26">on conserve l'eta 0.0010, car il a les meilleurs résultats en ligne, bien qu’a<text:span text:style-name="T9">y</text:span>ant un error_test plus <text:span text:style-name="T9">faible que 0.0350, il a une loss bien plus faible.</text:span></text:p>
      <text:p text:style-name="P26"/>
      <text:p text:style-name="P39"><text:span text:style-name="T9">3</text:span>) <text:span text:style-name="T9">Recherche d’une structure de reseau de neurones appropriée</text:span></text:p>
      <text:p text:style-name="P39"/>
      <text:p text:style-name="P27"><text:span text:style-name="T10">à ce moment du projet,</text:span> il y a eu constat qu'un oubli avait été fait ( layer 2 et layer 3 pas reliés, correction et poursuite des tests)</text:p>
      <text:p text:style-name="P27"/>
      <text:p text:style-name="P27">Dû à la grande quantité de résultats, ceux-ci sont disponibles en annexes (RN). Seuls les plus importants seront présentés ici.</text:p>
      <text:p text:style-name="P27"/>
      <text:p text:style-name="P27">On à tout d’abord essayer différentes quantités de couches. Il se trouve que pour un même nombre de neurones, il y a de meilleurs résultats pour un grand nombre de couches qu’un nombre faible.</text:p>
      <text:p text:style-name="P27"/>
      <text:p text:style-name="P10"><text:tab/>51,100,20 [01:04&lt;00:00, 61.63it/s, error_test=0.238, error_train=0.0324, iter=3990, loss=0.108] precision : 0.7095808383233533</text:p>
      <text:p text:style-name="P10"/>
      <text:p text:style-name="P10"><text:tab/>51,50,50,20 [01:01&lt;00:00, 64.86it/s, error_test=0.233, error_train=0.0833, iter=3990, loss=0.22] Precision : 0.7325349301397206</text:p>
      <text:p text:style-name="P23"/>
      <text:p text:style-name="P22">La derniere couche contient 20 neurones, car il s’agit du nombre de colonnes du jeu de données. Ainsi, avec 20 neurones sur la dernière couche on a de meilleurs résultats.</text:p>
      <text:p text:style-name="P22"><text:soft-page-break/><text:tab/>Ensuite, on à changer la taille du reseau de neurones pour trouver le meilleur nombre de couches possible</text:p>
      <text:p text:style-name="P10"/>
      <text:p text:style-name="P11">51,20,20,20,20,20,20,20,20,20,20 [02:05&lt;00:00, 31.87it/s, error_test=0.214, error_train=0.132, iter=3990, loss=0.338] <text:span text:style-name="T4">Precision : 0.7345309381237525</text:span></text:p>
      <text:p text:style-name="P15"/>
      <text:p text:style-name="P11">51,20,20,20,20,20,20,20,20,20 [01:07&lt;00:00, 59.19it/s, error_test=0.208, error_train=0.131, iter=3990, loss=0.324]</text:p>
      <text:p text:style-name="P11"/>
      <text:p text:style-name="P11">51,20,20,20,20,20,20,20,20 [01:13&lt;00:00, 54.68it/s, error_test=0.209, error_train=0.131, iter=3990, loss=0.33]</text:p>
      <text:p text:style-name="P11"/>
      <text:p text:style-name="P11">51,20,20,20,20,20,20,20 [00:58&lt;00:00, 68.06it/s, error_test=0.221, error_train=0.119, iter=3990, loss=0.314]</text:p>
      <text:p text:style-name="P11"/>
      <text:p text:style-name="P11">51,20,20,20,20,20,20 [01:08&lt;00:00, 58.65it/s, error_test=0.224, error_train=0.119, iter=3990, loss=0.32]</text:p>
      <text:p text:style-name="P11"/>
      <text:p text:style-name="P11">51,20,20,20,20,20 [00:42&lt;00:00, 93.20it/s, error_test=0.215, error_train=0.128, iter=3990, loss=0.326]</text:p>
      <text:p text:style-name="P20"/>
      <text:p text:style-name="P20"><text:span text:style-name="T10">Ici, j’ai fait le </text:span>constat que même avec la seed, les résultats diffèrent d'une fois sur l'autre. <text:span text:style-name="T10">Donc il est difficile de faire des tests « précis ».</text:span></text:p>
      <text:p text:style-name="P11"/>
      <text:p text:style-name="P28">on conserve tout de même <text:span text:style-name="T10">la structure </text:span>avec de meilleurs résultats : 51,20,20,20,20,20,20,20,20,20 ( une couche de + diminue les résultats)</text:p>
      <text:p text:style-name="P28"/>
      <text:p text:style-name="P29">J’ai alors, durant mes recherches sur le net, vu que parfois on remplace le dernier sigmoid par un softmax. Je l’ai donc testé : </text:p>
      <text:p text:style-name="P15"/>
      <text:p text:style-name="P11">ancien résultat: [01:07&lt;00:00, 59.19it/s, error_test=0.208, error_train=0.131, iter=3990, loss=0.324]</text:p>
      <text:p text:style-name="P11">nouveau résultat: [01:11&lt;00:00, 56.08it/s, error_test=0.475, error_train=0.483, iter=3990, loss=13.3]</text:p>
      <text:p text:style-name="P15"/>
      <text:p text:style-name="P29">Au final, on a de meilleurs résultats en conservant sigmoid</text:p>
      <text:p text:style-name="P29"/>
      <text:p text:style-name="P30">Ensuite, il à fallu déterminer la quantité de neurones de chaque couche. Les résultats s’améliorant en diminuant celle-ci plutôt qu’en l’augmentant, j’ai chercher à m’approcher le plus possible du surapprentissage sans pour autant en souffrir.</text:p>
      <text:p text:style-name="P10"/>
      <text:p text:style-name="P12">51,25,20,10,10,10,10,10,10,20 [01:17&lt;00:00, 51.62it/s, error_test=0.205, error_train=0.128, iter=3990, loss=0.34] <text:span text:style-name="T4">Precision : 0.7375249500998005</text:span></text:p>
      <text:p text:style-name="P16"/>
      <text:p text:style-name="P12">51,10,10,10,10,10,10,10,10,20 [00:45&lt;00:00, 87.24it/s, error_test=0.214, error_train=0.18, iter=3990, loss=0.393]</text:p>
      <text:p text:style-name="P12"/>
      <text:p text:style-name="P12">51,10,10,10,10,10,10,10,2,20 [00:42&lt;00:00, 95.06it/s, error_test=0.2, error_train=0.163, iter=3990, loss=0.384] <text:span text:style-name="T4">Precision : 0.7684630738522954</text:span></text:p>
      <text:p text:style-name="P16"/>
      <text:p text:style-name="P12">51,256,128,64,32,16,8,4,2,20 [06:10&lt;00:00, 10.81it/s, error_test=0.222, error_train=0.0962, iter=3990, loss=0.292]</text:p>
      <text:p text:style-name="P12"/>
      <text:p text:style-name="P12">51,102,128,64,32,16,8,4,2,20 [03:30&lt;00:00, 19.03it/s, error_test=0.209, error_train=0.109, iter=3990, loss=0.319]</text:p>
      <text:p text:style-name="P16">résultats cohérents</text:p>
      <text:p text:style-name="P16"/>
      <text:p text:style-name="P12">51,20,10,2,2,2,2,2,2,20 <text:s/>[00:50&lt;00:00, 79.56it/s, error_test=0.215, error_train=0.132, iter=3990, loss=0.349] <text:span text:style-name="T4">( surapprentissage probable. montée du taux d'echecs sur la fin)</text:span></text:p>
      <text:p text:style-name="P16"/>
      <text:p text:style-name="P12"><text:soft-page-break/>51,2,2,2,2,2,2,2,2,20 <text:s/>[00:36&lt;00:00, 108.82it/s, error_test=0.475, error_train=0.483, iter=3990, loss=0.693] <text:span text:style-name="T4">effectivement, surapprentissage confirmé</text:span></text:p>
      <text:p text:style-name="P16"/>
      <text:p text:style-name="P12">51,8,8,8,8,8,8,4,2,20 [00:38&lt;00:00, 103.55it/s, error_test=0.196, error_train=0.183, iter=3990, loss=0.416]</text:p>
      <text:p text:style-name="P12"/>
      <text:p text:style-name="P12">51,4,4,4,4,4,4,4,2,20 [00:38&lt;00:00, 103.18it/s, error_test=0.191, error_train=0.186, iter=3990, loss=0.42]</text:p>
      <text:p text:style-name="P12"/>
      <text:p text:style-name="P12">51,4,4,4,4,4,4,2,2,20 [00:37&lt;00:00, 105.84it/s, error_test=0.196, error_train=0.201, iter=3990, loss=0.433]</text:p>
      <text:p text:style-name="P12"/>
      <text:p text:style-name="P21">au final, le meilleur que j'ai pu obtenir est un error_test de 0.191 avec 51,4,4,4,4,4,4,4,2,20 et une Precision de 0.76 sur le test en ligne.</text:p>
      <text:p text:style-name="P21"/>
      <text:p text:style-name="P21"><text:span text:style-name="T11">Ses </text:span>résultats <text:span text:style-name="T11">sont </text:span>comparable à 51,10,10,10,10,10,10,10,2,20 qui a 0.77 de precision, malgrès l'error_test de 0.2 uniquement. <text:span text:style-name="T11">Voilà qui conclu la partie sur les RN</text:span></text:p>
      <text:p text:style-name="P21"/>
      <text:p text:style-name="P34">I<text:span text:style-name="T11">I </text:span>– re<text:span text:style-name="T11">gression logistique</text:span></text:p>
      <text:p text:style-name="P10"/>
      <text:p text:style-name="P24">Ici, seul l’eta était à modifier pour voir lequel apportait de meilleurs résultats. Voici ce que ça à donné :</text:p>
      <text:p text:style-name="P13"/>
      <text:p text:style-name="P13">eta 0.0010: [00:07&lt;00:00, 514.64it/s, error_test=0.321, error_train=0.322, iter=3900, loss=6.07] </text:p>
      <text:p text:style-name="P13"/>
      <text:p text:style-name="P13">eta 0.0100: [00:09&lt;00:00, 429.26it/s, error_test=0.212, error_train=0.21, iter=3900, loss=0.486]</text:p>
      <text:p text:style-name="P13"/>
      <text:p text:style-name="P13">eta 0.1000: [00:07&lt;00:00, 527.49it/s, error_test=0.242, error_train=0.217, iter=3900, loss=4.36]</text:p>
      <text:p text:style-name="P13"/>
      <text:p text:style-name="P13">eta 0.0500: [00:07&lt;00:00, 503.56it/s, error_test=0.215, error_train=0.273, iter=3900, loss=5.23]</text:p>
      <text:p text:style-name="P13"/>
      <text:p text:style-name="P13">eta 0.0250: [00:14&lt;00:00, 282.35it/s, error_test=0.304, error_train=0.299, iter=3900, loss=2.93]</text:p>
      <text:p text:style-name="P13"/>
      <text:p text:style-name="P24">meilleur résultat à <text:span text:style-name="T1">un eta de </text:span>0.01, avec un error_test de 0.212, qui est inférieur à celui du reseau de neurones.</text:p>
      <text:p text:style-name="P10"/>
      <text:p text:style-name="P35">I<text:span text:style-name="T11">I </text:span>– <text:span text:style-name="T1">K plus proches voisins</text:span></text:p>
      <text:p text:style-name="P10"/>
      <text:p text:style-name="P25"><text:tab/>Malheureusement, par manque de temps je n’ai pas pu terminer Kvoisins. En vérité, il y a une erreur à la compilation que je n’ai pas encore pu résoudre, et je ne peux pas me permettre de passer plus de temps dessus. Le code est tout de même fourni, bien que non fonctionnel. </text:p>
      <text:p text:style-name="P25"><text:tab/>De ce que j’ai compris du problème, il s’agit d’un soucis de dimension, car le 2nd argument fourni est à 2 dimensions alors qu’il en attendait un à 1 dimension. J’ai essayé de faire un parcours de matrice en créant une boucle j parcourant cet argument, et retournant ainsi chaque ligne, fournissant un paramètre en 1D pour l’appel de fonction. Mais je me suis vite rendu compte que le temps d’execution serait beaucoup trop long, et ait donc conclu qu’il ne s’agissait pas de la bonne méthode.</text:p>
      <text:p text:style-name="P25"><text:tab/>Par soucis de temps, je n’ai pas non plus été essayer une des autres méthodes de skicitlearn. </text:p>
      <text:p text:style-name="P25"/>
      <text:p text:style-name="P25"/>
      <text:p text:style-name="P25"/>
      <text:p text:style-name="P25"/>
      <text:p text:style-name="P25"/>
      <text:p text:style-name="P25"/>
      <text:p text:style-name="P25"/>
      <text:p text:style-name="P32"><text:soft-page-break/>ANNEXES</text:p>
      <text:p text:style-name="P25"/>
      <text:p text:style-name="P31">Annexe RN</text:p>
      <text:p text:style-name="P10"/>
      <text:p text:style-name="P14">essai avec quantité faible ( 3 ) de neurones de grandes valeurs</text:p>
      <text:p text:style-name="P10">51,400,200 <text:s text:c="7"/>[09:00&lt;00:00, <text:s/>7.40it/s, error_test=0.258, error_train=0.00682, iter=3990, loss=0.0337]</text:p>
      <text:p text:style-name="P14">essai avec quantité faible ( 3 ) de neurones de petites valeurs</text:p>
      <text:p text:style-name="P10">51,40,20 <text:s text:c="7"/>[00:30&lt;00:00, 131.73it/s, error_test=0.23, error_train=0.0987, iter=3990, loss=0.248]</text:p>
      <text:p text:style-name="P10">51,100,40 <text:s text:c="6"/>[01:46&lt;00:00, 37.71it/s, error_test=0.239, error_train=0.0386, iter=3990, loss=0.119]</text:p>
      <text:p text:style-name="P14">essai avec quantité faible ( 3 ) de neurones de valeurs moyennes</text:p>
      <text:p text:style-name="P10">51,200,100<text:tab/><text:tab/>[03:00&lt;00:00, 22.15it/s, error_test=0.257, error_train=0.0226, iter=3990, loss=0.0697]</text:p>
      <text:p text:style-name="P10"/>
      <text:p text:style-name="P14">on extrapole le meilleur cas :</text:p>
      <text:p text:style-name="P10">51,600,200<text:tab/><text:tab/>[12:15&lt;00:00, <text:s/>5.43it/s, error_test=0.257, error_train=0.00791, iter=3990, loss=0.0353] <text:span text:style-name="T4">test precision : 0.6876247504990021</text:span></text:p>
      <text:p text:style-name="P10"/>
      <text:p text:style-name="P14">essai avec quantité grande ( 8 ) de neurones de petites valeurs décroissantes puis croissantes</text:p>
      <text:p text:style-name="P10">51,80,70,60,50,40,30,20 [02:36&lt;00:00, 25.49it/s, error_test=0.223, error_train=0.0817, iter=3990, loss=0.268] <text:span text:style-name="T4">test precision : 0.7425149700598803</text:span></text:p>
      <text:p text:style-name="P10">51,20,30,40,50,60,70,80 [02:13&lt;00:00, 29.91it/s, error_test=0.238, error_train=0.137, iter=3990, loss=0.315]</text:p>
      <text:p text:style-name="P10">51,50,40,35,30,20,10 [01:12&lt;00:00, 55.27it/s, error_test=0.229, error_train=0.0738, iter=3990, loss=0.254] <text:span text:style-name="T4">test : 0.686626746506986</text:span></text:p>
      <text:p text:style-name="P14">essai avec quantité grande ( 8 ) de neurones de grandes valeurs</text:p>
      <text:p text:style-name="P10">51,400,350,300,250,200,150,100 [23:04&lt;00:00, <text:s/>2.89it/s, error_test=0.268, error_train=0.0377, iter=3990, loss=0.132] <text:span text:style-name="T4">test precision : 0.719560878243513</text:span></text:p>
      <text:p text:style-name="P10">51,300,200,200,100,100,50,20 [09:58&lt;00:00, <text:s/>6.68it/s, error_test=0.24, error_train=0.0734, iter=3990, loss=0.243] <text:span text:style-name="T4">test precision : 0.7544910179640718</text:span></text:p>
      <text:p text:style-name="P10"/>
      <text:p text:style-name="P14">meilleurs resultats sur les groupes finissant par des valeurs faibles. Tentatives supplémentaires</text:p>
      <text:p text:style-name="P10">51,400,200,200,100,50,20,2 [12:49&lt;00:00, <text:s/>5.20it/s, error_test=0.483, error_train=0.479, iter=3990, loss=0.692]</text:p>
      <text:p text:style-name="P10">51,400,200,200,100,50,40,20 [11:07&lt;00:00, <text:s/>5.99it/s, error_test=0.242, error_train=0.0651, iter=3990, loss=0.219] <text:span text:style-name="T4">test precision : 0.7584830339321358</text:span></text:p>
      <text:p text:style-name="P10">51,400,200,100,50,40,20 [10:10&lt;00:00, <text:s/>6.56it/s, error_test=0.234, error_train=0.0575, iter=3990, loss=0.2] <text:span text:style-name="T4">test precision : 0.7415169660678642</text:span></text:p>
      <text:p text:style-name="P10"/>
      <text:p text:style-name="P14">quelques tests:</text:p>
      <text:p text:style-name="P10">51,100,50 [01:23&lt;00:00, 47.91it/s, error_test=0.246, error_train=0.0385, iter=3990, loss=0.113] <text:span text:style-name="T4">precision : 0.666666666666666</text:span></text:p>
      <text:p text:style-name="P10">51,100,20 [01:04&lt;00:00, 61.63it/s, error_test=0.238, error_train=0.0324, iter=3990, loss=0.108]<text:span text:style-name="T4"> precision : 0.7095808383233533</text:span></text:p>
      <text:p text:style-name="P10">51,100,30 [01:15&lt;00:00, 53.17it/s, error_test=0.238, error_train=0.0347, iter=3990, loss=0.109] <text:span text:style-name="T4">precision : 0.6786427145708582</text:span></text:p>
      <text:p text:style-name="P19"/>
      <text:p text:style-name="P20">confirmation de l'efficacité de la fin par 20 -&gt; logique, vu qu'il s'agit du nombre de colonnes du jeu de données</text:p>
      <text:p text:style-name="P20"/>
      <text:p text:style-name="P10">51,50,50,20 [01:01&lt;00:00, 64.86it/s, error_test=0.233, error_train=0.0833, iter=3990, loss=0.22] Precision : 0.7325349301397206</text:p>
      <text:p text:style-name="P10">pour une même quantité de neurones, il vaut mieux avoir plusieurs couches ?</text:p>
      <text:p text:style-name="P10">51,20,20,20,20,20,20 [01:08&lt;00:00, 58.65it/s, error_test=0.224, error_train=0.119, iter=3990, loss=0.32] Precision : 0.7315369261477046</text:p>
      <text:p text:style-name="P10">51,50,50,50,50,50,20 [01:52&lt;00:00, 35.53it/s, error_test=0.246, error_train=0.0828, iter=3990, loss=0.206] Precision : 0.7375249500998005</text:p>
      <text:p text:style-name="P10">quand valeurs élevées moin de precision, tentative avec valeurs faibles</text:p>
      <text:p text:style-name="P10"><text:soft-page-break/>51,100,5,2,3,12,20 [01:26&lt;00:00, 46.09it/s, error_test=0.265, error_train=0.0259, iter=3990, loss=0.102] Precision : 0.5728542914171657 sans doutes car surapprentissage lors du passage de 100 neurones à 5</text:p>
      <text:p text:style-name="P10"/>
      <text:p text:style-name="P10">tentative de rajouter des couches tout en augmentant le nombre de neurones ( 7 couches -&gt; 11 couches)</text:p>
      <text:p text:style-name="P10">51,20,20,20,20,20,20,20,20,20,20 [02:05&lt;00:00, 31.87it/s, error_test=0.214, error_train=0.132, iter=3990, loss=0.338] <text:span text:style-name="T4">Precision : 0.7345309381237525</text:span></text:p>
      <text:p text:style-name="P14">diminution 1 par 1 de la quantité de couches de neurones pour trouver la " bonne taille "</text:p>
      <text:p text:style-name="P10">51,20,20,20,20,20,20,20,20,20 [01:07&lt;00:00, 59.19it/s, error_test=0.208, error_train=0.131, iter=3990, loss=0.324]</text:p>
      <text:p text:style-name="P10">51,20,20,20,20,20,20,20,20 [01:13&lt;00:00, 54.68it/s, error_test=0.209, error_train=0.131, iter=3990, loss=0.33]</text:p>
      <text:p text:style-name="P10">51,20,20,20,20,20,20,20 [00:58&lt;00:00, 68.06it/s, error_test=0.221, error_train=0.119, iter=3990, loss=0.314]</text:p>
      <text:p text:style-name="P10">51,20,20,20,20,20,20 [01:08&lt;00:00, 58.65it/s, error_test=0.224, error_train=0.119, iter=3990, loss=0.32]</text:p>
      <text:p text:style-name="P10">51,20,20,20,20,20 [00:42&lt;00:00, 93.20it/s, error_test=0.215, error_train=0.128, iter=3990, loss=0.326]</text:p>
      <text:p text:style-name="P19"/>
      <text:p text:style-name="P19">constat que même avec la seed, les résultats diffèrent d'une fois sur l'autre.</text:p>
      <text:p text:style-name="P10"/>
      <text:p text:style-name="P14">on conserve tout de même celui avec de meilleurs résultats : 51,20,20,20,20,20,20,20,20,20 ( une couche de + diminue les résultats)</text:p>
      <text:p text:style-name="P14">dernier neurone softmax plutot que sigmoid ( vu sur internet), test :</text:p>
      <text:p text:style-name="P10">ancien résultat: [01:07&lt;00:00, 59.19it/s, error_test=0.208, error_train=0.131, iter=3990, loss=0.324]</text:p>
      <text:p text:style-name="P10">nouveau résultat: [01:11&lt;00:00, 56.08it/s, error_test=0.475, error_train=0.483, iter=3990, loss=13.3]</text:p>
      <text:p text:style-name="P14"><text:s/>donc softmax parait inapproprié à la situation.</text:p>
      <text:p text:style-name="P10"/>
      <text:p text:style-name="P14">on augmente le nombre de neurones de chaque couche</text:p>
      <text:p text:style-name="P10">51,40,20,20,20,20,20,20,20,20 [01:17&lt;00:00, 51.43it/s, error_test=0.214, error_train=0.136, iter=3990, loss=0.377]</text:p>
      <text:p text:style-name="P10">51,80,40,20,20,20,20,20,20,20 [01:52&lt;00:00, 35.44it/s, error_test=0.22, error_train=0.134, iter=3990, loss=0.383]</text:p>
      <text:p text:style-name="P14">augmentation plus rapide</text:p>
      <text:p text:style-name="P10">51,200,100,200,100,100,80,51,20,20 [08:32&lt;00:00, <text:s/>7.81it/s, error_test=0.238, error_train=0.0675, iter=3990, loss=0.193] Precision : 0.652694610778443 . <text:span text:style-name="T4">Precision moin bonne malgrès une meilleure loss et error_train</text:span></text:p>
      <text:p text:style-name="P14"/>
      <text:p text:style-name="P14">diminution de la quantité de neurones</text:p>
      <text:p text:style-name="P10">51,25,20,10,10,10,10,10,10,20 [01:17&lt;00:00, 51.62it/s, error_test=0.205, error_train=0.128, iter=3990, loss=0.34] <text:span text:style-name="T4">Precision : 0.7375249500998005</text:span></text:p>
      <text:p text:style-name="P10">51,10,10,10,10,10,10,10,10,20 [00:45&lt;00:00, 87.24it/s, error_test=0.214, error_train=0.18, iter=3990, loss=0.393]</text:p>
      <text:p text:style-name="P10">51,10,10,10,10,10,10,10,2,20 [00:42&lt;00:00, 95.06it/s, error_test=0.2, error_train=0.163, iter=3990, loss=0.384] <text:span text:style-name="T4">Precision : 0.7684630738522954</text:span></text:p>
      <text:p text:style-name="P10">51,256,128,64,32,16,8,4,2,20 [06:10&lt;00:00, 10.81it/s, error_test=0.222, error_train=0.0962, iter=3990, loss=0.292]</text:p>
      <text:p text:style-name="P10">51,102,128,64,32,16,8,4,2,20 [03:30&lt;00:00, 19.03it/s, error_test=0.209, error_train=0.109, iter=3990, loss=0.319]</text:p>
      <text:p text:style-name="P14">résultats cohérents</text:p>
      <text:p text:style-name="P10">51,20,10,2,2,2,2,2,2,20 <text:s/>[00:50&lt;00:00, 79.56it/s, error_test=0.215, error_train=0.132, iter=3990, loss=0.349] <text:span text:style-name="T4">( surapprentissage probable. montée du taux d'echecs sur la fin)</text:span></text:p>
      <text:p text:style-name="P10">51,2,2,2,2,2,2,2,2,20 <text:s/>[00:36&lt;00:00, 108.82it/s, error_test=0.475, error_train=0.483, iter=3990, loss=0.693] <text:span text:style-name="T4">effectivement, surapprentissage confirmé</text:span></text:p>
      <text:p text:style-name="P10">51,8,8,8,8,8,8,4,2,20 [00:38&lt;00:00, 103.55it/s, error_test=0.196, error_train=0.183, iter=3990, loss=0.416]</text:p>
      <text:p text:style-name="P10">51,4,4,4,4,4,4,4,2,20 [00:38&lt;00:00, 103.18it/s, error_test=0.191, error_train=0.186, iter=3990, loss=0.42]</text:p>
      <text:p text:style-name="P10">51,4,4,4,4,4,4,2,2,20 [00:37&lt;00:00, 105.84it/s, error_test=0.196, error_train=0.201, iter=3990, loss=0.433]</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439aa"/>
    </style:style>
    <style:style style:name="MT1" style:family="text">
      <style:text-properties officeooo:rsid="00174d14"/>
    </style:style>
    <style:page-layout style:name="Mpm1">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13cm" fo:margin-right="0cm" fo:margin-top="0.499cm" fo:background-color="transparent" style:dynamic-spacing="false" draw:fill="none" draw:fill-color="#729fcf"/>
      </style:footer-style>
    </style:page-layout>
  </office:automatic-styles>
  <office:master-styles>
    <style:master-page style:name="Standard" style:page-layout-name="Mpm1" style:next-style-name="First_20_Page">
      <style:footer>
        <text:p text:style-name="MP1"><text:page-number text:select-page="current">7</text:page-number>/<text:span text:style-name="MT1">5</text:span></text:p>
      </style:footer>
    </style:master-page>
    <style:master-page style:name="First_20_Page" style:display-name="First Page" style:page-layout-name="Mpm2" style:next-style-name="Standard">
      <style:footer>
        <text:p text:style-name="Footer"><text:tab/><text:page-number text:select-page="current">6</text:page-number>/<text:span text:style-name="MT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ptiste BRINON</meta:initial-creator>
    <meta:creation-date>2020-03-27T15:00:52.265433516</meta:creation-date>
    <dc:date>2020-03-27T16:31:26.685682409</dc:date>
    <dc:creator>Baptiste BRINON</dc:creator>
    <meta:editing-duration>PT12M59S</meta:editing-duration>
    <meta:editing-cycles>3</meta:editing-cycles>
    <meta:generator>LibreOffice/5.1.6.2$Linux_X86_64 LibreOffice_project/10m0$Build-2</meta:generator>
    <meta:document-statistic meta:table-count="0" meta:image-count="0" meta:object-count="0" meta:page-count="7" meta:paragraph-count="167" meta:word-count="1845" meta:character-count="16668" meta:non-whitespace-character-count="14867"/>
  </office:meta>
</office:document-meta>
</file>